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9b970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24477" style:font-size-asian="8pt" style:font-name-complex="Lucida Sans" style:font-size-complex="8pt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5b2c2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2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font-weight="normal" officeooo:rsid="0075b2c2" style:font-size-asian="4pt" style:font-weight-asian="normal" style:font-size-complex="4pt" style:font-weight-complex="normal"/>
    </style:style>
    <style:style style:name="T45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6" style:family="text">
      <style:text-properties style:text-position="-5% 100%" fo:font-size="4pt" fo:letter-spacing="-0.016cm" fo:font-weight="normal" officeooo:rsid="0075b2c2" style:font-size-asian="4pt" style:font-weight-asian="normal" style:font-size-complex="4pt" style:font-weight-complex="normal"/>
    </style:style>
    <style:style style:name="T47" style:family="text">
      <style:text-properties style:text-position="-5% 100%" fo:font-weight="normal" officeooo:rsid="00569c10" style:font-weight-asian="normal" style:font-weight-complex="normal"/>
    </style:style>
    <style:style style:name="T48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4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fo:letter-spacing="0.004cm" fo:font-style="normal" style:font-style-asian="normal" style:font-style-complex="normal"/>
    </style:style>
    <style:style style:name="T5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fo:letter-spacing="-0.007cm" fo:font-style="normal" style:font-style-asian="normal" style:font-style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letter-spacing="-0.012cm"/>
    </style:style>
    <style:style style:name="T60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12cm" fo:font-style="normal" officeooo:rsid="0044122e" style:font-style-asian="normal" style:font-style-complex="normal"/>
    </style:style>
    <style:style style:name="T62" style:family="text">
      <style:text-properties fo:letter-spacing="-0.012cm" fo:font-style="normal" officeooo:rsid="003a4e71" style:font-style-asian="normal" style:font-style-complex="normal"/>
    </style:style>
    <style:style style:name="T63" style:family="text">
      <style:text-properties fo:letter-spacing="-0.012cm" fo:font-weight="bold" style:font-weight-asian="bold" style:font-weight-complex="bold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6" style:family="text">
      <style:text-properties fo:letter-spacing="-0.014cm" fo:font-weight="bold" style:font-weight-asian="bold" style:font-weight-complex="bold"/>
    </style:style>
    <style:style style:name="T67" style:family="text">
      <style:text-properties fo:letter-spacing="-0.004cm" fo:font-weight="bold" style:font-weight-asian="bold" style:font-weight-complex="bold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6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67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71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2"><text:text-input text:description="&lt;line.name&gt;">[9788426574091]123</text:text-input></text:p>
          </table:table-cell>
          <table:table-cell table:style-name="Table1.A3" office:value-type="string">
            <text:p text:style-name="P61"><text:span text:style-name="T43"><text:text-input text:description="&lt;if test=&quot;o.vat_discriminated&quot;&gt;">If vat discriminated</text:text-input></text:span><text:span text:style-name="T70"><text:text-input text:description="&lt;for each=&quot;line2 in line.tax_id&quot;&gt;">F</text:text-input></text:span><text:text-input text:description="&lt;line2.description&gt;">10,5%</text:text-input><text:span text:style-name="T70"><text:text-input text:description="&lt;/for&gt;">Ef</text:text-input></text:span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61"><text:text-input text:description="&lt;formatLang(line.printed_price_unit)&gt;">9.999,50</text:text-input></text:p>
          </table:table-cell>
          <table:table-cell table:style-name="Table1.E3" office:value-type="float" office:value="0">
            <text:p text:style-name="P63"><text:span text:style-name="T46"><text:text-input text:description="&lt;if test=&quot;total_discount&quot;&gt;">If sale total discout</text:text-input></text:span><text:span text:style-name="T48"><text:text-input text:description="&lt;formatLang(line.total_discount)&gt;">10,5%</text:text-input></text:span><text:span text:style-name="T45"><text:text-input text:description="&lt;/if&gt;">Ennd if</text:text-input></text:span><text:span text:style-name="T46"><text:text-input text:description="&lt;if test=&quot;not total_discount&quot;&gt;">If not total discountt</text:text-input></text:span><text:span text:style-name="T48"><text:text-input text:description="&lt;formatLang(line.discount)&gt;">10,5%</text:text-input></text:span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61"><text:text-input text:description="&lt;formatLang(line.printed_price_net)&gt;">9.999,50</text:text-input></text:p>
          </table:table-cell>
          <table:table-cell table:style-name="Table1.A3" office:value-type="string">
            <text:p text:style-name="P5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8"><text:text-input text:description="&lt;/if&gt;">/if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9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4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60"><text:span text:style-name="T43"><text:text-input text:description="&lt;if test=&quot;o.vat_discriminated&quot;&gt;">If vat discriminated</text:text-input></text:span><text:span text:style-name="T70"><text:text-input text:description="&lt;for each=&quot;line2 in line.tax_id&quot;&gt;">F</text:text-input></text:span><text:text-input text:description="&lt;line2.description&gt;">10,5%</text:text-input><text:span text:style-name="T70"><text:text-input text:description="&lt;/for&gt;">Ef</text:text-input></text:span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60"><text:text-input text:description="&lt;formatLang(line.printed_price_unit)&gt;">9.999,50</text:text-input></text:p>
          </table:table-cell>
          <table:table-cell table:style-name="Table1.A3" office:value-type="string">
            <text:p text:style-name="P62"><text:span text:style-name="T44"><text:text-input text:description="&lt;if test=&quot;total_discount&quot;&gt;">If sale total discout</text:text-input></text:span><text:text-input text:description="&lt;formatLang(line.total_discount)&gt;">10,5%</text:text-input><text:span text:style-name="T45"><text:text-input text:description="&lt;/if&gt;">Ennd if</text:text-input></text:span><text:span text:style-name="T44"><text:text-input text:description="&lt;if test=&quot;not total_discount&quot;&gt;">If not total discountt</text:text-input></text:span><text:span text:style-name="T47"><text:text-input text:description="&lt;formatLang(line.discount)&gt;">10,5%</text:text-input></text:span><text:span text:style-name="T45"><text:text-input text:description="&lt;/if&gt;">Ennd if</text:text-input></text:span></text:p>
          </table:table-cell>
          <table:table-cell table:style-name="Table1.A3" office:value-type="string">
            <text:p text:style-name="P22"><text:text-input text:description="&lt;formatLang(line.printed_price_net)&gt;">9.999,50</text:text-input></text:p>
          </table:table-cell>
          <table:table-cell table:style-name="Table1.A3" office:value-type="string">
            <text:p text:style-name="P5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5"><text:text-input text:description="&lt;/if&gt;">/if</text:text-input></text:p>
          </table:table-cell>
          <table:covered-table-cell/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60"/>
          </table:table-cell>
        </table:table-row>
        <table:table-row table:style-name="Table1.8">
          <table:table-cell table:style-name="Table1.A1" table:number-columns-spanned="2" office:value-type="string">
            <text:p text:style-name="P70"><text:text-input text:description="&lt;/for&gt;">End For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1:53:19.614767950</dc:date>
    <meta:editing-duration>P1DT20H40M36S</meta:editing-duration>
    <meta:editing-cycles>340</meta:editing-cycles>
    <meta:generator>LibreOffice/4.2.7.2$Linux_X86_64 LibreOffice_project/420m0$Build-2</meta:generator>
    <meta:document-statistic meta:table-count="6" meta:image-count="0" meta:object-count="0" meta:page-count="1" meta:paragraph-count="76" meta:word-count="391" meta:character-count="1978" meta:non-whitespace-character-count="1871"/>
  </office:meta>
</office:document-meta>
</file>